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P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Párrafodelista" style:list-style-name="LFO1" style:family="paragraph"/>
    <style:style style:name="P26" style:parent-style-name="Párrafodelista" style:list-style-name="LFO1" style:family="paragraph"/>
    <style:style style:name="P27" style:parent-style-name="Párrafodelista" style:list-style-name="LFO1" style:family="paragraph"/>
    <style:style style:name="T28" style:parent-style-name="Fuentedepárrafopredeter." style:family="text">
      <style:text-properties fo:font-weight="bold" style:font-weight-asian="bold" style:font-weight-complex="bold"/>
    </style:style>
    <style:style style:name="P29" style:parent-style-name="Párrafodelista" style:list-style-name="LFO1" style:family="paragraph"/>
    <style:style style:name="P30" style:parent-style-name="Párrafodelista" style:list-style-name="LFO1" style:family="paragraph"/>
    <style:style style:name="P31" style:parent-style-name="Párrafodelista" style:list-style-name="LFO1" style:family="paragraph"/>
    <style:style style:name="T32" style:parent-style-name="Fuentedepárrafopredeter." style:family="text">
      <style:text-properties fo:font-weight="bold" style:font-weight-asian="bold" style:font-weight-complex="bold"/>
    </style:style>
    <style:style style:name="P33" style:parent-style-name="Párrafodelista" style:list-style-name="LFO1" style:family="paragraph"/>
    <style:style style:name="T34" style:parent-style-name="Fuentedepárrafopredeter." style:family="text">
      <style:text-properties fo:font-weight="bold" style:font-weight-asian="bold" style:font-weight-complex="bold"/>
    </style:style>
    <style:style style:name="P35" style:parent-style-name="Párrafodelista" style:list-style-name="LFO1" style:family="paragraph"/>
    <style:style style:name="P36" style:parent-style-name="Párrafodelista" style:list-style-name="LFO1" style:family="paragraph"/>
    <style:style style:name="T37" style:parent-style-name="Fuentedepárrafopredeter." style:family="text">
      <style:text-properties fo:font-weight="bold" style:font-weight-asian="bold" style:font-weight-complex="bold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P40" style:parent-style-name="Párrafodelista" style:list-style-name="LFO1" style:family="paragraph"/>
    <style:style style:name="T41" style:parent-style-name="Fuentedepárrafopredeter." style:family="text">
      <style:text-properties fo:font-weight="bold" style:font-weight-asian="bold" style:font-weight-complex="bold"/>
    </style:style>
    <style:style style:name="T42" style:parent-style-name="Fuentedepárrafopredeter." style:family="text">
      <style:text-properties fo:font-weight="bold" style:font-weight-asian="bold" style:font-weight-complex="bold"/>
    </style:style>
    <style:style style:name="P43" style:parent-style-name="Párrafodelista" style:list-style-name="LFO1" style:family="paragraph"/>
    <style:style style:name="T44" style:parent-style-name="Fuentedepárrafopredeter." style:family="text">
      <style:text-properties fo:font-weight="bold" style:font-weight-asian="bold" style:font-weight-complex="bold"/>
    </style:style>
    <style:style style:name="P45" style:parent-style-name="Párrafodelista" style:list-style-name="LFO1" style:family="paragraph">
      <style:text-properties fo:font-weight="bold" style:font-weight-asian="bold" style:font-weight-complex="bold"/>
    </style:style>
    <style:style style:name="P46" style:parent-style-name="Párrafodelista" style:list-style-name="LFO1" style:family="paragraph"/>
    <style:style style:name="T47" style:parent-style-name="Fuentedepárrafopredeter." style:family="text">
      <style:text-properties fo:font-weight="bold" style:font-weight-asian="bold" style:font-weight-complex="bold"/>
    </style:style>
    <style:style style:name="P48" style:parent-style-name="Párrafodelista" style:list-style-name="LFO1" style:family="paragraph"/>
    <style:style style:name="P49" style:parent-style-name="Párrafodelista" style:list-style-name="LFO1" style:family="paragraph"/>
    <style:style style:name="T50" style:parent-style-name="Fuentedepárrafopredeter." style:family="text">
      <style:text-properties fo:font-weight="bold" style:font-weight-asian="bold" style:font-weight-complex="bold"/>
    </style:style>
    <style:style style:name="P51" style:parent-style-name="Párrafodelista" style:list-style-name="LFO1" style:family="paragraph"/>
    <style:style style:name="P52" style:parent-style-name="Párrafodelista" style:list-style-name="LFO1" style:family="paragraph"/>
    <style:style style:name="T53" style:parent-style-name="Fuentedepárrafopredeter." style:family="text">
      <style:text-properties fo:font-weight="bold" style:font-weight-asian="bold" style:font-weight-complex="bold"/>
    </style:style>
    <style:style style:name="P54" style:parent-style-name="Párrafodelista" style:list-style-name="LFO1" style:family="paragraph"/>
    <style:style style:name="T55" style:parent-style-name="Fuentedepárrafopredeter." style:family="text">
      <style:text-properties fo:font-weight="bold" style:font-weight-asian="bold" style:font-weight-complex="bold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Párrafodelista" style:list-style-name="LFO1" style:family="paragraph"/>
    <style:style style:name="T58" style:parent-style-name="Fuentedepárrafopredeter." style:family="text">
      <style:text-properties fo:font-weight="bold" style:font-weight-asian="bold" style:font-weight-complex="bold"/>
    </style:style>
    <style:style style:name="P59" style:parent-style-name="Párrafodelista" style:list-style-name="LFO1" style:family="paragraph"/>
    <style:style style:name="T60" style:parent-style-name="Fuentedepárrafopredeter." style:family="text">
      <style:text-properties fo:font-weight="bold" style:font-weight-asian="bold" style:font-weight-complex="bold"/>
    </style:style>
    <style:style style:name="P61" style:parent-style-name="Párrafodelista" style:list-style-name="LFO1" style:family="paragraph"/>
    <style:style style:name="P62" style:parent-style-name="Párrafodelista" style:list-style-name="LFO1" style:family="paragraph"/>
    <style:style style:name="T63" style:parent-style-name="Fuentedepárrafopredeter." style:family="text">
      <style:text-properties fo:font-weight="bold" style:font-weight-asian="bold" style:font-weight-complex="bold"/>
    </style:style>
    <style:style style:name="P64" style:parent-style-name="Párrafodelista" style:list-style-name="LFO1" style:family="paragraph">
      <style:text-properties fo:font-weight="bold" style:font-weight-asian="bold" style:font-weight-complex="bold"/>
    </style:style>
    <style:style style:name="P65" style:parent-style-name="Párrafodelista" style:list-style-name="LFO1" style:family="paragraph"/>
    <style:style style:name="T66" style:parent-style-name="Fuentedepárrafopredeter." style:family="text">
      <style:text-properties fo:font-weight="bold" style:font-weight-asian="bold" style:font-weight-complex="bold"/>
    </style:style>
    <style:style style:name="P67" style:parent-style-name="Párrafodelista" style:list-style-name="LFO1" style:family="paragraph"/>
    <style:style style:name="T68" style:parent-style-name="Fuentedepárrafopredeter." style:family="text">
      <style:text-properties fo:font-weight="bold" style:font-weight-asian="bold" style:font-weight-complex="bold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P70" style:parent-style-name="Párrafodelista" style:list-style-name="LFO1" style:family="paragraph"/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Párrafodelista" style:list-style-name="LFO1" style:family="paragraph"/>
    <style:style style:name="T73" style:parent-style-name="Fuentedepárrafopredeter." style:family="text">
      <style:text-properties fo:font-weight="bold" style:font-weight-asian="bold" style:font-weight-complex="bold"/>
    </style:style>
    <style:style style:name="P74" style:parent-style-name="Párrafodelista" style:list-style-name="LFO1" style:family="paragraph">
      <style:text-properties fo:font-weight="bold" style:font-weight-asian="bold" style:font-weight-complex="bold"/>
    </style:style>
    <style:style style:name="P75" style:parent-style-name="Párrafodelista" style:list-style-name="LFO1" style:family="paragraph">
      <style:text-properties fo:font-weight="bold" style:font-weight-asian="bold" style:font-weight-complex="bold"/>
    </style:style>
    <style:style style:name="P76" style:parent-style-name="Párrafodelista" style:list-style-name="LFO1" style:family="paragraph"/>
    <style:style style:name="P77" style:parent-style-name="Párrafodelista" style:list-style-name="LFO1" style:family="paragraph"/>
    <style:style style:name="P78" style:parent-style-name="Párrafodelista" style:list-style-name="LFO1" style:family="paragraph">
      <style:text-properties fo:font-weight="bold" style:font-weight-asian="bold" style:font-weight-complex="bold"/>
    </style:style>
    <style:style style:name="P79" style:parent-style-name="Párrafodelista" style:list-style-name="LFO1" style:family="paragraph">
      <style:text-properties fo:font-weight="bold" style:font-weight-asian="bold" style:font-weight-complex="bold"/>
    </style:style>
    <style:style style:name="P80" style:parent-style-name="Párrafodelista" style:list-style-name="LFO1" style:family="paragraph">
      <style:text-properties fo:font-weight="bold" style:font-weight-asian="bold" style:font-weight-complex="bold"/>
    </style:style>
    <style:style style:name="P81" style:parent-style-name="Párrafodelista" style:list-style-name="LFO1" style:family="paragraph"/>
    <style:style style:name="P82" style:parent-style-name="Párrafodelista" style:list-style-name="LFO1" style:family="paragraph">
      <style:text-properties fo:font-weight="bold" style:font-weight-asian="bold" style:font-weight-complex="bold"/>
    </style:style>
    <style:style style:name="P83" style:parent-style-name="Párrafodelista" style:list-style-name="LFO1" style:family="paragraph"/>
    <style:style style:name="P84" style:parent-style-name="Párrafodelista" style:list-style-name="LFO1" style:family="paragraph"/>
    <style:style style:name="P85" style:parent-style-name="Párrafodelista" style:list-style-name="LFO1" style:family="paragraph">
      <style:text-properties fo:font-weight="bold" style:font-weight-asian="bold" style:font-weight-complex="bold"/>
    </style:style>
    <style:style style:name="P86" style:parent-style-name="Párrafodelista" style:list-style-name="LFO1" style:family="paragraph"/>
    <style:style style:name="P87" style:parent-style-name="Párrafodelista" style:list-style-name="LFO1" style:family="paragraph"/>
    <style:style style:name="T88" style:parent-style-name="Fuentedepárrafopredeter." style:family="text">
      <style:text-properties fo:font-weight="bold" style:font-weight-asian="bold" style:font-weight-complex="bold"/>
    </style:style>
    <style:style style:name="P89" style:parent-style-name="Párrafodelista" style:list-style-name="LFO1" style:family="paragraph"/>
    <style:style style:name="T90" style:parent-style-name="Fuentedepárrafopredeter." style:family="text">
      <style:text-properties fo:font-weight="bold" style:font-weight-asian="bold" style:font-weight-complex="bold"/>
    </style:style>
    <style:style style:name="P91" style:parent-style-name="Párrafodelista" style:list-style-name="LFO1" style:family="paragraph"/>
    <style:style style:name="T92" style:parent-style-name="Fuentedepárrafopredeter." style:family="text">
      <style:text-properties fo:font-weight="bold" style:font-weight-asian="bold" style:font-weight-complex="bold"/>
    </style:style>
    <style:style style:name="P93" style:parent-style-name="Párrafodelista" style:list-style-name="LFO1" style:family="paragraph">
      <style:text-properties fo:font-weight="bold" style:font-weight-asian="bold" style:font-weight-complex="bold"/>
    </style:style>
    <style:style style:name="P94" style:parent-style-name="Párrafodelista" style:list-style-name="LFO1" style:family="paragraph">
      <style:text-properties fo:font-weight="bold" style:font-weight-asian="bold" style:font-weight-complex="bold"/>
    </style:style>
    <style:style style:name="P95" style:parent-style-name="Párrafodelista" style:list-style-name="LFO1" style:family="paragraph"/>
    <style:style style:name="P96" style:parent-style-name="Párrafodelista" style:list-style-name="LFO1" style:family="paragraph"/>
    <style:style style:name="T97" style:parent-style-name="Fuentedepárrafopredeter." style:family="text">
      <style:text-properties fo:font-weight="bold" style:font-weight-asian="bold" style:font-weight-complex="bold"/>
    </style:style>
    <style:style style:name="P98" style:parent-style-name="Párrafodelista" style:list-style-name="LFO1" style:family="paragraph"/>
    <style:style style:name="P99" style:parent-style-name="Párrafodelista" style:list-style-name="LFO1" style:family="paragraph"/>
    <style:style style:name="T100" style:parent-style-name="Fuentedepárrafopredeter." style:family="text">
      <style:text-properties fo:font-weight="bold" style:font-weight-asian="bold" style:font-weight-complex="bold"/>
    </style:style>
    <style:style style:name="P101" style:parent-style-name="Párrafodelista" style:list-style-name="LFO1" style:family="paragraph">
      <style:text-properties fo:font-weight="bold" style:font-weight-asian="bold" style:font-weight-complex="bold"/>
    </style:style>
    <style:style style:name="P102" style:parent-style-name="Párrafodelista" style:list-style-name="LFO1" style:family="paragraph"/>
    <style:style style:name="T103" style:parent-style-name="Fuentedepárrafopredeter." style:family="text">
      <style:text-properties fo:font-weight="bold" style:font-weight-asian="bold" style:font-weight-complex="bold"/>
    </style:style>
    <style:style style:name="P104" style:parent-style-name="Párrafodelista" style:list-style-name="LFO1" style:family="paragraph"/>
    <style:style style:name="T105" style:parent-style-name="Fuentedepárrafopredeter." style:family="text">
      <style:text-properties fo:font-weight="bold" style:font-weight-asian="bold" style:font-weight-complex="bold"/>
    </style:style>
    <style:style style:name="P106" style:parent-style-name="Párrafodelista" style:list-style-name="LFO1" style:family="paragraph"/>
    <style:style style:name="T107" style:parent-style-name="Fuentedepárrafopredeter." style:family="text">
      <style:text-properties fo:font-weight="bold" style:font-weight-asian="bold" style:font-weight-complex="bold"/>
    </style:style>
    <style:style style:name="P108" style:parent-style-name="Párrafodelista" style:list-style-name="LFO1" style:family="paragraph"/>
    <style:style style:name="P10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1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1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1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13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TERMINAL</text:p>
      <text:p text:style-name="Normal">PWD<text:s/><text:tab/>path directory, álbum de carpetas</text:p>
      <text:p text:style-name="Normal">LS<text:tab/>list</text:p>
      <text:p text:style-name="Normal"><text:s/>Ls -l<text:s/><text:tab/>en minúscula<text:s/></text:p>
      <text:p text:style-name="Normal">D directorio, si no D es un archivo</text:p>
      <text:p text:style-name="Normal">LR link<text:s/></text:p>
      <text:p text:style-name="P2">RWX r Reading, w write, x execute<text:s/></text:p>
      <text:p text:style-name="Normal">Drwx ------ <text:s/>asignar permisos - - -<text:s/></text:p>
      <text:p text:style-name="Normal">Asignar permisos a nivel de usuario grupo o global<text:s/></text:p>
      <text:p text:style-name="Normal">Trio de admin, trio de grupo, trio de user<text:s/></text:p>
      <text:p text:style-name="Normal"><text:span text:style-name="T3">LS .</text:span><text:s/>ves lo que hay en la carpeta actual<text:s/></text:p>
      <text:p text:style-name="Normal"><text:span text:style-name="T4">LS /</text:span><text:s/>es todo lo que hay en la raíz del sistema<text:s/></text:p>
      <text:p text:style-name="Normal"><text:span text:style-name="T5">CLEAR</text:span><text:s text:c="2"/>limpiar la terminalpwd</text:p>
      <text:p text:style-name="Normal"><text:span text:style-name="T6">CD</text:span><text:s/>change directory<text:s/></text:p>
      <text:p text:style-name="Normal"><text:span text:style-name="T7">Ls -a</text:span><text:tab/><text:tab/>./ carpeta actual <text:s text:c="2"/>../carpeta anterior <text:s/>=&gt; carpeta con punto es oculta<text:s/></text:p>
      <text:p text:style-name="P8"/>
      <text:p text:style-name="Normal"><text:span text:style-name="T9">Ls -l</text:span><text:s/>=&gt; -rw-r—r—es un fichero<text:s/></text:p>
      <text:p text:style-name="Normal"><text:span text:style-name="T10">Nano</text:span><text:s/>hello-world.txt<text:tab/>Editor de texto en CML<text:s/></text:p>
      <text:p text:style-name="Normal"><text:span text:style-name="T11">CTR -T <text:s/></text:span><text:span text:style-name="T12"><text:tab/></text:span><text:tab/><text:tab/>abrir nueva ventana oscura</text:p>
      <text:p text:style-name="Normal"><text:span text:style-name="T13">Rm error.txt</text:span><text:tab/><text:tab/>borrar documento<text:s/></text:p>
      <text:p text:style-name="Normal"><text:span text:style-name="T14">Rmdir error</text:span><text:s/><text:tab/><text:tab/>borrar carpeta , solo deja borrar carpetas vacias ¡<text:s/><text:s/></text:p>
      <text:p text:style-name="Normal"><text:span text:style-name="T15">Rm -r</text:span><text:s/><text:tab/><text:tab/><text:tab/>puedes borrar carpeta, -r recursivamente borra desde dentroaFuera<text:s/></text:p>
      <text:p text:style-name="Normal"><text:span text:style-name="T16">Cp</text:span><text:s/>hello-world.txt hello-world2.txt<text:tab/>Copiar documento<text:s/></text:p>
      <text:p text:style-name="Normal"><text:span text:style-name="T17">Cd ../../../</text:span><text:s/><text:tab/>vas tirant carpetes enrera , forma relativa para moverte<text:s/></text:p>
      <text:p text:style-name="Normal"><text:span text:style-name="T18">Cd ./folder-1/folder-2/folder-3</text:span><text:s text:c="3"/>vas tirant cap endevant<text:s/></text:p>
      <text:p text:style-name="Normal"/>
      <text:p text:style-name="Normal"><text:span text:style-name="T19">Cp -r</text:span><text:s/>folder1 folder4<text:s/><text:tab/>copiar recursivamente la folder 1, con solo cp no puedes<text:s/></text:p>
      <text:p text:style-name="Normal"><text:span text:style-name="T20">Mv</text:span><text:s/>folder-1/ folder-5 <text:s/>cambiar de nombre , mover<text:s/></text:p>
      <text:p text:style-name="Normal"><text:span text:style-name="T21">Mv</text:span><text:s/>hello-world-txt folder-5<text:s/><text:tab/>mover un archivo a otra carpeta<text:s/></text:p>
      <text:p text:style-name="Normal"><text:span text:style-name="T22">Mv folder-5/ <text:s/>.folder-1</text:span><text:s/><text:tab/>crear una carpeta oculta<text:s/></text:p>
      <text:p text:style-name="Normal"><text:span text:style-name="T23">Ls -a</text:span><text:tab/>pots veure les carpetes ocultes<text:s/></text:p>
      <text:soft-page-break/>
      <text:p text:style-name="Normal">History<text:tab/><text:tab/>historial de comandos<text:s/></text:p>
      <text:p text:style-name="Normal"/>
      <text:p text:style-name="P24">GIT</text:p>
      <text:p text:style-name="Normal">Rama principal<text:s/></text:p>
      <text:p text:style-name="Normal"/>
      <text:p text:style-name="Normal">Working directory =&gt; GIT ADD staging area =&gt; GIT COMMIT local repo =&gt; GIT PUSH remote repo</text:p>
      <text:p text:style-name="Normal"/>
      <text:p text:style-name="Normal">Working directory &lt;= GIT CHECKOUT / GIT MERGE local repo &lt;= GIT PULL remote repo</text:p>
      <text:p text:style-name="Normal"/>
      <text:p text:style-name="Normal"/>
      <text:list text:style-name="LFO1" text:continue-numbering="true">
        <text:list-item>
          <text:p text:style-name="P25">README</text:p>
        </text:list-item>
        <text:list-item>
          <text:p text:style-name="P26">Crear html js</text:p>
        </text:list-item>
        <text:list-item>
          <text:p text:style-name="P27"><text:span text:style-name="T28">Git init</text:span><text:s/><text:tab/><text:tab/>dins la carpeta</text:p>
        </text:list-item>
        <text:list-item>
          <text:p text:style-name="P29">Ls -a<text:s/></text:p>
        </text:list-item>
        <text:list-item>
          <text:p text:style-name="P30">Ls .git<text:s/><text:tab/><text:tab/>NUNCA SE TOCA<text:s/></text:p>
        </text:list-item>
        <text:list-item>
          <text:p text:style-name="P31"><text:span text:style-name="T32">Git status</text:span><text:tab/>on Branch master, no commits yet</text:p>
        </text:list-item>
        <text:list-item>
          <text:p text:style-name="P33"><text:span text:style-name="T34">Git add<text:s/></text:span><text:tab/>index.html main.js README.md<text:s/></text:p>
        </text:list-item>
        <text:list-item>
          <text:p text:style-name="P35">Git status<text:s/><text:tab/>tot en verd s’ha carregat</text:p>
        </text:list-item>
        <text:list-item>
          <text:p text:style-name="P36"><text:span text:style-name="T37">Git</text:span><text:s/><text:span text:style-name="T38">commit -m”comentario AÑADIRA”</text:span><text:span text:style-name="T39"><text:tab/></text:span><text:tab/>estas fent el commit<text:s/></text:p>
        </text:list-item>
        <text:list-item>
          <text:p text:style-name="P40"><text:span text:style-name="T41">Git log<text:s/></text:span><text:span text:style-name="T42"><text:tab/></text:span><text:tab/>descripcio de quan has fet el commit<text:s/></text:p>
        </text:list-item>
        <text:list-item>
          <text:p text:style-name="P43"><text:span text:style-name="T44">Git config</text:span><text:s/>list<text:tab/>veus el que hi ha dins<text:s/></text:p>
        </text:list-item>
        <text:list-item>
          <text:p text:style-name="P45">Git rmote add origin ……github</text:p>
        </text:list-item>
        <text:list-item>
          <text:p text:style-name="P46"><text:span text:style-name="T47">Git config</text:span><text:s/>list<text:tab/>veus que hi ha el remote dins</text:p>
        </text:list-item>
        <text:list-item>
          <text:p text:style-name="P48">Per enviar a remote<text:s/></text:p>
        </text:list-item>
        <text:list-item>
          <text:p text:style-name="P49"><text:span text:style-name="T50">Git push-u origin master</text:span><text:tab/>subir de local a remote<text:s/></text:p>
        </text:list-item>
        <text:list-item>
          <text:p text:style-name="P51">Hacemos otra rama como developer<text:s/></text:p>
        </text:list-item>
        <text:list-item>
          <text:p text:style-name="P52"><text:span text:style-name="T53">Git status</text:span><text:tab/>on Branch master,<text:s/>git Flow tenemos que cambiar de master<text:s/></text:p>
        </text:list-item>
        <text:list-item>
          <text:p text:style-name="P54"><text:span text:style-name="T55">Git Branch develop<text:s/></text:span><text:span text:style-name="T56"><text:s/></text:span>crea una nueva carpeta develop</text:p>
        </text:list-item>
        <text:list-item>
          <text:p text:style-name="P57"><text:span text:style-name="T58">Git Branch</text:span><text:tab/>veiem una branca nueva , develop</text:p>
        </text:list-item>
        <text:list-item>
          <text:p text:style-name="P59"><text:span text:style-name="T60">Git checkout develop</text:span><text:tab/>ya estamos en la branca develop</text:p>
        </text:list-item>
        <text:list-item>
          <text:p text:style-name="P61">Trabajar en features<text:s/></text:p>
        </text:list-item>
        <text:list-item>
          <text:p text:style-name="P62"><text:span text:style-name="T63">Git status</text:span><text:tab/>on Branch develop</text:p>
        </text:list-item>
        <text:list-item>
          <text:p text:style-name="P64">Git Branch feature/yellow-back<text:s/></text:p>
        </text:list-item>
        <text:list-item>
          <text:p text:style-name="P65"><text:span text:style-name="T66">Git Branch</text:span><text:s/><text:tab/>estamos en develop</text:p>
        </text:list-item>
        <text:list-item>
          <text:p text:style-name="P67"><text:span text:style-name="T68">Git checkout feature/yellow-back<text:s/></text:span><text:span text:style-name="T69"><text:tab/></text:span>ens posem a treballar en feature<text:s/></text:p>
        </text:list-item>
        <text:list-item>
          <text:p text:style-name="P70"><text:span text:style-name="T71">Git status</text:span><text:tab/>on Branch feature/yellow<text:s/></text:p>
        </text:list-item>
        <text:list-item>
          <text:p text:style-name="P72"><text:span text:style-name="T73">Git add</text:span><text:tab/><text:tab/>index y styles<text:s/></text:p>
        </text:list-item>
        <text:list-item>
          <text:p text:style-name="P74">Git commit -m “modify background color to yellow”</text:p>
        </text:list-item>
        <text:list-item>
          <text:p text:style-name="P75">Git checkout develop</text:p>
        </text:list-item>
        <text:list-item>
          <text:p text:style-name="P76">Se cambia la versión en el navegador a la de develop<text:s/></text:p>
        </text:list-item>
        <text:list-item>
          <text:p text:style-name="P77">Hay que subir una rama de develop<text:s/></text:p>
        </text:list-item>
        <text:list-item>
          <text:p text:style-name="P78">Git push -u origin develop</text:p>
        </text:list-item>
        <text:list-item>
          <text:p text:style-name="P79">Git checkout feature/yellow-back</text:p>
        </text:list-item>
        <text:list-item>
          <text:p text:style-name="P80">Git push -u origin feature/yellow-back</text:p>
        </text:list-item>
        <text:list-item>
          <text:p text:style-name="P81">Hacer una pull request de la rama feature a develop, para ver online y validar online y luego se hace el merge<text:s/></text:p>
        </text:list-item>
        <text:list-item>
          <text:p text:style-name="P82">Files changed 2<text:s/></text:p>
        </text:list-item>
        <text:list-item>
          <text:p text:style-name="P83">Check and comment, should change to Orange<text:s/></text:p>
        </text:list-item>
        <text:list-item>
          <text:p text:style-name="P84">Mirar que estas en la rama correcta</text:p>
        </text:list-item>
        <text:list-item>
          <text:p text:style-name="P85">Git Branch</text:p>
        </text:list-item>
        <text:list-item>
          <text:p text:style-name="P86">Modificar el código Orange<text:s/></text:p>
        </text:list-item>
        <text:list-item>
          <text:p text:style-name="P87"><text:span text:style-name="T88">Git diff</text:span><text:tab/><text:tab/>permet veure els cambis de green a Orange<text:s/></text:p>
        </text:list-item>
        <text:list-item>
          <text:p text:style-name="P89"><text:span text:style-name="T90">Git status</text:span><text:s/><text:tab/>styles rojo</text:p>
        </text:list-item>
        <text:list-item>
          <text:p text:style-name="P91"><text:span text:style-name="T92">Git add, git status</text:span><text:tab/>styles green</text:p>
        </text:list-item>
        <text:list-item>
          <text:p text:style-name="P93">Git commit -m “correct back color to Orange”</text:p>
        </text:list-item>
        <text:list-item>
          <text:p text:style-name="P94">Git push</text:p>
        </text:list-item>
        <text:list-item>
          <text:p text:style-name="P95">Resolve conversation dentro de github<text:s/></text:p>
        </text:list-item>
        <text:list-item>
          <text:p text:style-name="P96"><text:span text:style-name="T97">Merge la rama feature</text:span><text:s/>en la rama develop<text:s/></text:p>
        </text:list-item>
        <text:list-item>
          <text:p text:style-name="P98">Vas a develop y ya están los archivos actualizados<text:s/></text:p>
        </text:list-item>
        <text:list-item>
          <text:p text:style-name="P99">El<text:s/><text:span text:style-name="T100">develop esta mas actualizado que el local</text:span>, hay que actualizarlo</text:p>
        </text:list-item>
        <text:list-item>
          <text:p text:style-name="P101">Git checkout develop</text:p>
        </text:list-item>
        <text:list-item>
          <text:p text:style-name="P102"><text:span text:style-name="T103">Git Branch</text:span>=&gt; estas en develop<text:s/></text:p>
        </text:list-item>
        <text:list-item>
          <text:p text:style-name="P104"><text:span text:style-name="T105">Git pull</text:span><text:s/><text:tab/><text:tab/>para traer los documentos de develop</text:p>
        </text:list-item>
        <text:list-item>
          <text:p text:style-name="P106"><text:span text:style-name="T107">Git log</text:span><text:tab/><text:tab/>merge pull request</text:p>
        </text:list-item>
        <text:list-item>
          <text:p text:style-name="P108"/>
        </text:list-item>
      </text:list>
      <text:p text:style-name="P109"/>
      <text:p text:style-name="P110"/>
      <text:p text:style-name="Normal"/>
      <text:p text:style-name="Normal"/>
      <text:p text:style-name="Normal"/>
      <text:p text:style-name="P111"/>
      <text:p text:style-name="Normal"/>
      <text:p text:style-name="P112"/>
      <text:p text:style-name="Normal"/>
      <text:p text:style-name="P11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bert fuente homs</meta:initial-creator>
    <dc:creator>albert fuente homs</dc:creator>
    <meta:creation-date>2019-07-08T10:33:00Z</meta:creation-date>
    <dc:date>2019-07-08T21:26:00Z</dc:date>
    <meta:template xlink:href="Normal" xlink:type="simple"/>
    <meta:editing-cycles>3</meta:editing-cycles>
    <meta:editing-duration>PT32940S</meta:editing-duration>
    <meta:document-statistic meta:page-count="4" meta:paragraph-count="7" meta:word-count="539" meta:character-count="3501" meta:row-count="24" meta:non-whitespace-character-count="2969"/>
  </office:meta>
</office:document-meta>
</file>